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language="sv" fo:country="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ff0000" officeooo:rsid="001f8e15" officeooo:paragraph-rsid="001f8e15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ff0000" style:text-underline-style="solid" style:text-underline-width="auto" style:text-underline-color="font-color" officeooo:rsid="001f8e15" officeooo:paragraph-rsid="001f8e15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ff0000" style:text-underline-style="none" officeooo:rsid="001f8e15" officeooo:paragraph-rsid="001f8e15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officeooo:paragraph-rsid="001f8e15"/>
    </style:style>
    <style:style style:name="P11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1f8e15"/>
    </style:style>
    <style:style style:name="P12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1f8e15"/>
    </style:style>
    <style:style style:name="P13" style:family="paragraph" style:parent-style-name="Standard">
      <style:paragraph-properties fo:margin-left="0.5in" fo:margin-right="0in" fo:text-indent="0in" style:auto-text-indent="false" fo:keep-with-next="always" style:writing-mode="lr-tb"/>
      <style:text-properties officeooo:paragraph-rsid="001f8e15"/>
    </style:style>
    <style:style style:name="P14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1f8e15"/>
    </style:style>
    <style:style style:name="P15" style:family="paragraph" style:parent-style-name="Standard" style:master-page-name="">
      <style:paragraph-properties fo:margin-left="0.5in" fo:margin-right="0in" fo:text-indent="0in" style:auto-text-indent="false" style:page-number="auto" fo:keep-with-next="always" style:writing-mode="lr-tb"/>
      <style:text-properties officeooo:paragraph-rsid="002378fa"/>
    </style:style>
    <style:style style:name="T1" style:family="text">
      <style:text-properties fo:color="#ff0000" fo:language="sv" fo:country="SE"/>
    </style:style>
    <style:style style:name="T2" style:family="text">
      <style:text-properties fo:color="#ff0000" fo:language="sv" fo:country="SE" style:text-underline-style="none"/>
    </style:style>
    <style:style style:name="T3" style:family="text">
      <style:text-properties fo:color="#ff0000" fo:language="sv" fo:country="SE" officeooo:rsid="001f8e15"/>
    </style:style>
    <style:style style:name="T4" style:family="text">
      <style:text-properties fo:language="sv" fo:country="SE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dca52"/>
    </style:style>
    <style:style style:name="T7" style:family="text">
      <style:text-properties style:use-window-font-color="true" fo:language="sv" fo:country="SE"/>
    </style:style>
    <style:style style:name="T8" style:family="text">
      <style:text-properties style:use-window-font-color="true" fo:language="sv" fo:country="SE" officeooo:rsid="001f8e15"/>
    </style:style>
    <style:style style:name="T9" style:family="text">
      <style:text-properties style:use-window-font-color="true" fo:language="sv" fo:country="SE" style:text-underline-style="none"/>
    </style:style>
    <style:style style:name="T10" style:family="text">
      <style:text-properties style:use-window-font-color="true" fo:language="sv" fo:country="SE" style:text-underline-style="none" officeooo:rsid="001f8e15"/>
    </style:style>
    <style:style style:name="T11" style:family="text">
      <style:text-properties style:use-window-font-color="true" fo:language="sv" fo:country="SE" style:text-underline-style="none" officeooo:rsid="001dca52"/>
    </style:style>
    <style:style style:name="T12" style:family="text">
      <style:text-properties style:use-window-font-color="true" officeooo:rsid="001f8e15"/>
    </style:style>
    <style:style style:name="T13" style:family="text">
      <style:text-properties officeooo:rsid="001dca52"/>
    </style:style>
    <style:style style:name="T14" style:family="text">
      <style:text-properties officeooo:rsid="001f8e15"/>
    </style:style>
    <style:style style:name="T15" style:family="text">
      <style:text-properties officeooo:rsid="00206ac9"/>
    </style:style>
    <style:style style:name="T16" style:family="text">
      <style:text-properties officeooo:rsid="002378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4" text:outline-level="1">Inventory of Files for a Submission/Revision/Finalization</text:h>
      <text:p text:style-name="P1">Document Number:<text:span text:style-name="T5"> </text:span><text:span text:style-name="T6">ad/16-11-09</text:span></text:p>
      <text:p text:style-name="Standard"/>
      <text:p text:style-name="Standard">Name of Submission/RFC/RTF/FTF Process: <text:span text:style-name="T6">PSSM Revised Submission</text:span></text:p>
      <text:p text:style-name="Standard"/>
      <text:p text:style-name="Standard">Primary Contact for this Submission: <text:span text:style-name="T6">Ed Seidewitz</text:span></text:p>
      <text:p text:style-name="Standard"/>
      <text:p text:style-name="Standard">Primary Specification:</text:p>
      <text:p text:style-name="P3">Assigned Acronym: <text:span text:style-name="T6">PSSM</text:span></text:p>
      <text:p text:style-name="Standard"/>
      <text:p text:style-name="P3">Title: <text:span text:style-name="T13">Precise Semantics for UML State Machines (PSSM)</text:span></text:p>
      <text:p text:style-name="P3">Doc Number: <text:span text:style-name="T13">ad/16/-11-01</text:span></text:p>
      <text:p text:style-name="P3">Description: <text:span text:style-name="T13">Specification document</text:span></text:p>
      <text:p text:style-name="P3">Normative?: <text:span text:style-name="T6">Yes</text:span></text:p>
      <text:p text:style-name="P3"><text:span text:style-name="T4">URL: <text:s text:c="11"/></text:span><text:span text:style-name="Internet_20_link"><text:span text:style-name="T9">http://www.omg.org/spec/</text:span></text:span><text:span text:style-name="Internet_20_link"><text:span text:style-name="T11">PSSM/1.0</text:span></text:span></text:p>
      <text:p text:style-name="P2"/>
      <text:p text:style-name="Standard">Report from RTF/FTFs</text:p>
      <text:p text:style-name="P3">Title: <text:s text:c="14"/><text:span text:style-name="T13">N/A</text:span></text:p>
      <text:p text:style-name="P3">Doc Number:</text:p>
      <text:p text:style-name="P3"/>
      <text:p text:style-name="Standard"/>
      <text:p text:style-name="Standard">Additional Documents: <text:span text:style-name="T13">None</text:span></text:p>
      <text:p text:style-name="P2"/>
      <text:p text:style-name="Standard">Machine consumable file(s): </text:p>
      <text:p text:style-name="P3">Version: <text:span text:style-name="T6">20161101</text:span></text:p>
      <text:p text:style-name="P3"/>
      <text:p text:style-name="P10">Description: <text:span text:style-name="T13">PSSM syntax subset metamodel XMI</text:span></text:p>
      <text:p text:style-name="P10">Doc Number: <text:span text:style-name="T6">ad/16-11-02</text:span></text:p>
      <text:p text:style-name="P10">Filename: <text:span text:style-name="T6">PSSM_Syntax.xmi</text:span></text:p>
      <text:p text:style-name="P10">Normative?: <text:span text:style-name="T6">Yes</text:span></text:p>
      <text:p text:style-name="P10">Dependencies: <text:span text:style-name="T16">PSCS_Syntax.xmi, fUML_Syntax.xmi, UML.xmi</text:span></text:p>
      <text:p text:style-name="P10"><text:span text:style-name="T7">URL: <text:s text:c="10"/></text:span><text:span text:style-name="T1"><text:s/></text:span><text:span text:style-name="Internet_20_link"><text:span text:style-name="T9">http://www.omg.org/spec/</text:span></text:span><text:span text:style-name="Internet_20_link"><text:span text:style-name="T11">PSSM/</text:span></text:span><text:span text:style-name="Internet_20_link"><text:span text:style-name="T10">20161101/PSSM_Syntax.xmi</text:span></text:span></text:p>
      <text:p text:style-name="P10"><text:span text:style-name="Internet_20_link"><text:span text:style-name="T8"/></text:span></text:p>
      <text:p text:style-name="P10">Description: <text:span text:style-name="T13">PSSM semantic model XMI</text:span></text:p>
      <text:p text:style-name="P10">Doc Number: <text:span text:style-name="T6">ad/16-11-0</text:span><text:span text:style-name="T12">3</text:span></text:p>
      <text:p text:style-name="P10">Filename: <text:span text:style-name="T6">PSSM_</text:span><text:span text:style-name="T12">Semantics</text:span><text:span text:style-name="T6">.xmi</text:span></text:p>
      <text:p text:style-name="P10">Normative?: <text:span text:style-name="T6">Yes</text:span></text:p>
      <text:p text:style-name="P10">Dependencies: <text:span text:style-name="T16">PSCS_Semantics.xmi, fUML_Semantics.xmi, PSSM_Syntax.xmi, <text:tab/><text:tab/>fUML_Syntax.xmi, UML.xmi</text:span></text:p>
      <text:p text:style-name="P10"><text:span text:style-name="T7">URL: <text:s text:c="10"/></text:span><text:span text:style-name="T1"><text:s/></text:span><text:span text:style-name="Internet_20_link"><text:span text:style-name="T9">http://www.omg.org/spec/</text:span></text:span><text:span text:style-name="Internet_20_link"><text:span text:style-name="T11">PSSM/</text:span></text:span><text:span text:style-name="Internet_20_link"><text:span text:style-name="T10">20161101/PSSM_Semantics.xmi</text:span></text:span></text:p>
      <text:p text:style-name="P9"/>
      <text:p text:style-name="P11"><text:soft-page-break/>Description: <text:span text:style-name="T13">PSSM test suite model XMI</text:span></text:p>
      <text:p text:style-name="P11">Doc Number: <text:span text:style-name="T6">ad/16-11-0</text:span><text:span text:style-name="T12">4</text:span></text:p>
      <text:p text:style-name="P13">Filename: <text:span text:style-name="T6">PSSM_</text:span><text:span text:style-name="T12">TestSuite</text:span><text:span text:style-name="T6">.xmi</text:span></text:p>
      <text:p text:style-name="P11">Normative?: <text:span text:style-name="T6">Yes</text:span></text:p>
      <text:p text:style-name="P15">Dependencies: <text:span text:style-name="T16">Alf-Library.xmi, fUML_Library.xmi</text:span></text:p>
      <text:p text:style-name="P10"><text:span text:style-name="T7">URL: <text:s text:c="10"/></text:span><text:span text:style-name="T2"><text:s/></text:span><text:span text:style-name="Internet_20_link"><text:span text:style-name="T9">http://www.omg.org/spec/</text:span></text:span><text:span text:style-name="Internet_20_link"><text:span text:style-name="T11">PSSM/</text:span></text:span><text:span text:style-name="Internet_20_link"><text:span text:style-name="T10">20161101/PSSM_TestSuite.xm</text:span></text:span><text:span text:style-name="T10">i</text:span></text:p>
      <text:p text:style-name="P7"/>
      <text:p text:style-name="P10">Description: <text:span text:style-name="T15">fUML revised syntax subset metamodel XMI</text:span></text:p>
      <text:p text:style-name="P10">Doc Number: <text:span text:style-name="T6">ad/16-11-0</text:span><text:span text:style-name="T12">5</text:span></text:p>
      <text:p text:style-name="P10">Filename: <text:span text:style-name="T14">fUML</text:span><text:span text:style-name="T6">_Syntax.xmi</text:span></text:p>
      <text:p text:style-name="P10">Normative?: <text:span text:style-name="T6">Yes</text:span></text:p>
      <text:p text:style-name="P10">Dependencies: <text:span text:style-name="T16">UML.xmi</text:span></text:p>
      <text:p text:style-name="P10"><text:span text:style-name="T7">URL: <text:s text:c="7"/></text:span><text:span text:style-name="T9"><text:s text:c="3"/></text:span><text:span text:style-name="Internet_20_link"><text:span text:style-name="T10">http://www.omg.org/spec/F</text:span></text:span><text:span text:style-name="T10">UML</text:span><text:span text:style-name="Internet_20_link"><text:span text:style-name="T11">/</text:span></text:span><text:span text:style-name="Internet_20_link"><text:span text:style-name="T10">20161101/PSSM_Syntax.xmi</text:span></text:span></text:p>
      <text:p text:style-name="P8"/>
      <text:p text:style-name="P10">Description: <text:span text:style-name="T15">fUML revised semantics model XMI</text:span></text:p>
      <text:p text:style-name="P10">Doc Number: <text:span text:style-name="T6">ad/16-11-0</text:span><text:span text:style-name="T12">6</text:span></text:p>
      <text:p text:style-name="P10">Filename: <text:span text:style-name="T14">fUML_Semantics</text:span><text:span text:style-name="T6">.xmi</text:span></text:p>
      <text:p text:style-name="P10">Normative?: <text:span text:style-name="T6">Yes</text:span></text:p>
      <text:p text:style-name="P10">Dependencies: <text:span text:style-name="T16">UML.xmi</text:span></text:p>
      <text:p text:style-name="P10"><text:span text:style-name="T7">URL: <text:s text:c="10"/></text:span><text:span text:style-name="T1"><text:s/></text:span><text:span text:style-name="Internet_20_link"><text:span text:style-name="T9">http://www.omg.org/spec/</text:span></text:span><text:span text:style-name="Internet_20_link"><text:span text:style-name="T10">FUML</text:span></text:span><text:span text:style-name="Internet_20_link"><text:span text:style-name="T11">/</text:span></text:span><text:span text:style-name="Internet_20_link"><text:span text:style-name="T10">20161101/FUML_Semantics.xmi</text:span></text:span></text:p>
      <text:p text:style-name="P7"/>
      <text:p text:style-name="P10">Description: <text:span text:style-name="T15">Revised PSCS syntax subset metamodel XMI</text:span></text:p>
      <text:p text:style-name="P10">Doc Number: <text:span text:style-name="T6">ad/16-11-0</text:span><text:span text:style-name="T12">7</text:span></text:p>
      <text:p text:style-name="P10">Filename: <text:span text:style-name="T6">PS</text:span><text:span text:style-name="T12">CS</text:span><text:span text:style-name="T6">_Syntax.xmi</text:span></text:p>
      <text:p text:style-name="P10">Normative?: <text:span text:style-name="T6">Yes</text:span></text:p>
      <text:p text:style-name="P10">Dependencies: <text:span text:style-name="T16">UML.xmi</text:span></text:p>
      <text:p text:style-name="P10"><text:span text:style-name="T7">URL: <text:s text:c="10"/></text:span><text:span text:style-name="T1"><text:s/></text:span><text:span text:style-name="Internet_20_link"><text:span text:style-name="T9">http://www.omg.org/spec/</text:span></text:span><text:span text:style-name="Internet_20_link"><text:span text:style-name="T10">PSCS</text:span></text:span><text:span text:style-name="Internet_20_link"><text:span text:style-name="T11">/</text:span></text:span><text:span text:style-name="Internet_20_link"><text:span text:style-name="T10">20161101/PSCS_Syntax.xmi</text:span></text:span></text:p>
      <text:p text:style-name="P7"/>
      <text:p text:style-name="P10">Description: <text:span text:style-name="T15">Revised PSCS semantics model XMI</text:span></text:p>
      <text:p text:style-name="P10">Doc Number: <text:span text:style-name="T6">ad/16-11-0</text:span><text:span text:style-name="T12">8</text:span></text:p>
      <text:p text:style-name="P10">Filename: <text:span text:style-name="T6">PS</text:span><text:span text:style-name="T12">CS</text:span><text:span text:style-name="T6">_</text:span><text:span text:style-name="T12">Semantics</text:span><text:span text:style-name="T6">.xmi</text:span></text:p>
      <text:p text:style-name="P10">Normative?: <text:span text:style-name="T6">Yes</text:span></text:p>
      <text:p text:style-name="P10">Dependencies: <text:span text:style-name="T16">fUML_Semantics.xmi, UML.xmi</text:span></text:p>
      <text:p text:style-name="P10"><text:span text:style-name="T7">URL: <text:s text:c="10"/></text:span><text:span text:style-name="Internet_20_link"><text:span text:style-name="T3"><text:s/></text:span></text:span><text:span text:style-name="Internet_20_link"><text:span text:style-name="T10">http://www.omg.org/spec/PSCS</text:span></text:span><text:span text:style-name="Internet_20_link"><text:span text:style-name="T11">/</text:span></text:span><text:span text:style-name="Internet_20_link"><text:span text:style-name="T10">20161101/PSCS_Semantics.xmi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/>
    </style:style>
    <style:style style:name="MT2" style:family="text">
      <style:text-properties style:use-window-font-color="true" officeooo:rsid="001f8e15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Submission Inventory<text:tab/><text:tab/>Template version: smsc/12-02-01</text:p>
      </style:header>
      <style:footer>
        <text:p text:style-name="Footer">Doc Number:<text:span text:style-name="MT1"> </text:span><text:span text:style-name="MT2">ad/16-11-09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ed Template for Inventory of Files for a Submission/Revision/Finalization</dc:title>
    <meta:initial-creator>Mukerji</meta:initial-creator>
    <meta:creation-date>2012-02-03T09:28:00</meta:creation-date>
    <dc:creator>Ed Seidewitz</dc:creator>
    <dc:date>2016-11-08T10:02:51.526695000</dc:date>
    <meta:editing-cycles>10</meta:editing-cycles>
    <meta:editing-duration>PT42M17S</meta:editing-duration>
    <meta:generator>LibreOffice/5.2.0.4$MacOSX_X86_64 LibreOffice_project/066b007f5ebcc236395c7d282ba488bca6720265</meta:generator>
    <meta:document-statistic meta:table-count="0" meta:image-count="0" meta:object-count="0" meta:page-count="2" meta:paragraph-count="61" meta:word-count="197" meta:character-count="2184" meta:non-whitespace-character-count="1943"/>
    <meta:user-defined meta:name="Info 1"/>
    <meta:user-defined meta:name="Info 2"/>
    <meta:user-defined meta:name="Info 3"/>
    <meta:user-defined meta:name="Info 4"/>
  </office:meta>
</office:document-meta>
</file>